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B4000000D06C52FD7378312B8B.png" manifest:media-type="image/png"/>
  <manifest:file-entry manifest:full-path="Pictures/10000000000006B6000000CEBDDFB3E939D8DB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in" svg:y="0in" svg:width="6.9252in" svg:height="0.839in" draw:z-index="1"><draw:image xlink:href="Pictures/10000000000006B4000000D06C52FD7378312B8B.png" xlink:type="simple" xlink:show="embed" xlink:actuate="onLoad" draw:mime-type="image/png"/></draw:frame></text:p>
      <text:p text:style-name="Standard"><draw:frame draw:style-name="fr2" draw:name="Image1" text:anchor-type="char" svg:width="6.9252in" svg:height="0.8299in" draw:z-index="0"><draw:image xlink:href="Pictures/10000000000006B6000000CEBDDFB3E939D8DB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13:21:07.049000000</meta:creation-date>
    <dc:date>2024-01-18T13:32:43.646000000</dc:date>
    <meta:editing-duration>PT11M3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5.9.2$Windows_X86_64 LibreOffice_project/cdeefe45c17511d326101eed8008ac4092f278a9</meta:generator>
  </office:meta>
</office:document-meta>
</file>